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22b58ca" officeooo:paragraph-rsid="022d0e3a" style:font-weight-asian="bold" style:font-weight-complex="bold"/>
    </style:style>
    <style:style style:name="P3" style:family="paragraph" style:parent-style-name="Text_20_body">
      <style:text-properties officeooo:paragraph-rsid="02039fb3"/>
    </style:style>
    <style:style style:name="P4" style:family="paragraph" style:parent-style-name="Text_20_body">
      <style:text-properties officeooo:rsid="02266356" officeooo:paragraph-rsid="0229e12d"/>
    </style:style>
    <style:style style:name="P5" style:family="paragraph" style:parent-style-name="Text_20_body">
      <style:text-properties officeooo:paragraph-rsid="022b58ca"/>
    </style:style>
    <style:style style:name="P6" style:family="paragraph" style:parent-style-name="Text_20_body">
      <style:text-properties officeooo:paragraph-rsid="022d0e3a"/>
    </style:style>
    <style:style style:name="P7" style:family="paragraph" style:parent-style-name="Text_20_body">
      <style:text-properties fo:font-weight="bold" officeooo:rsid="022b58ca" officeooo:paragraph-rsid="022b58ca" style:font-weight-asian="bold" style:font-weight-complex="bold"/>
    </style:style>
    <style:style style:name="P8" style:family="paragraph" style:parent-style-name="Text_20_body">
      <style:text-properties fo:font-weight="bold" officeooo:rsid="0225a64d" officeooo:paragraph-rsid="0225a64d" style:font-weight-asian="bold" style:font-weight-complex="bold"/>
    </style:style>
    <style:style style:name="P9" style:family="paragraph" style:parent-style-name="Text_20_body">
      <style:text-properties officeooo:paragraph-rsid="0228112a"/>
    </style:style>
    <style:style style:name="P10" style:family="paragraph" style:parent-style-name="Text_20_body">
      <style:text-properties fo:font-weight="normal" officeooo:rsid="0230527e" officeooo:paragraph-rsid="0230527e" style:font-weight-asian="normal" style:font-weight-complex="normal"/>
    </style:style>
    <style:style style:name="P11" style:family="paragraph" style:parent-style-name="Text_20_body">
      <style:text-properties fo:font-weight="normal" officeooo:rsid="02319eb2" officeooo:paragraph-rsid="02319eb2" style:font-weight-asian="normal" style:font-weight-complex="normal"/>
    </style:style>
    <style:style style:name="P12" style:family="paragraph" style:parent-style-name="Text_20_body">
      <style:text-properties officeooo:paragraph-rsid="0231bf6a"/>
    </style:style>
    <style:style style:name="P13" style:family="paragraph" style:parent-style-name="Text_20_body">
      <style:text-properties officeooo:paragraph-rsid="0225a64d"/>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47670a" style:font-weight-asian="bold" style:font-weight-complex="bold"/>
    </style:style>
    <style:style style:name="T4" style:family="text">
      <style:text-properties fo:font-weight="bold" officeooo:rsid="021521a3" style:font-weight-asian="bold" style:font-weight-complex="bold"/>
    </style:style>
    <style:style style:name="T5" style:family="text">
      <style:text-properties fo:font-weight="bold" officeooo:rsid="0215dff0" style:font-weight-asian="bold" style:font-weight-complex="bold"/>
    </style:style>
    <style:style style:name="T6" style:family="text">
      <style:text-properties fo:font-weight="bold" officeooo:rsid="0225a64d" style:font-weight-asian="bold" style:font-weight-complex="bold"/>
    </style:style>
    <style:style style:name="T7" style:family="text">
      <style:text-properties fo:font-weight="bold" officeooo:rsid="02266356" style:font-weight-asian="bold" style:font-weight-complex="bold"/>
    </style:style>
    <style:style style:name="T8" style:family="text">
      <style:text-properties fo:font-weight="bold" officeooo:rsid="0228abd6" style:font-weight-asian="bold" style:font-weight-complex="bold"/>
    </style:style>
    <style:style style:name="T9" style:family="text">
      <style:text-properties fo:font-weight="bold" officeooo:rsid="022b58ca" style:font-weight-asian="bold" style:font-weight-complex="bold"/>
    </style:style>
    <style:style style:name="T10" style:family="text">
      <style:text-properties fo:font-weight="bold" officeooo:rsid="0231bf6a"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215c429" style:font-weight-asian="normal" style:font-weight-complex="normal"/>
    </style:style>
    <style:style style:name="T13" style:family="text">
      <style:text-properties fo:font-weight="normal" officeooo:rsid="022481b4" style:font-weight-asian="normal" style:font-weight-complex="normal"/>
    </style:style>
    <style:style style:name="T14" style:family="text">
      <style:text-properties fo:font-weight="normal" officeooo:rsid="0225a64d" style:font-weight-asian="normal" style:font-weight-complex="normal"/>
    </style:style>
    <style:style style:name="T15" style:family="text">
      <style:text-properties fo:font-weight="normal" officeooo:rsid="022b58ca" style:font-weight-asian="normal" style:font-weight-complex="normal"/>
    </style:style>
    <style:style style:name="T16" style:family="text">
      <style:text-properties fo:font-weight="normal" officeooo:rsid="022d0e3a" style:font-weight-asian="normal" style:font-weight-complex="normal"/>
    </style:style>
    <style:style style:name="T17" style:family="text">
      <style:text-properties fo:font-weight="normal" officeooo:rsid="02266356" style:font-weight-asian="normal" style:font-weight-complex="normal"/>
    </style:style>
    <style:style style:name="T18" style:family="text">
      <style:text-properties fo:font-weight="normal" officeooo:rsid="0230527e" style:font-weight-asian="normal" style:font-weight-complex="normal"/>
    </style:style>
    <style:style style:name="T19" style:family="text">
      <style:text-properties fo:font-weight="normal" officeooo:rsid="0231bf6a" style:font-weight-asian="normal" style:font-weight-complex="normal"/>
    </style:style>
    <style:style style:name="T20" style:family="text">
      <style:text-properties fo:font-weight="normal" officeooo:rsid="02319eb2" style:font-weight-asian="normal" style:font-weight-complex="normal"/>
    </style:style>
    <style:style style:name="T21" style:family="text">
      <style:text-properties fo:font-weight="normal" officeooo:rsid="023393ba" style:font-weight-asian="normal" style:font-weight-complex="normal"/>
    </style:style>
    <style:style style:name="T22" style:family="text">
      <style:text-properties officeooo:rsid="00e51007"/>
    </style:style>
    <style:style style:name="T23" style:family="text">
      <style:text-properties officeooo:rsid="01f9c472"/>
    </style:style>
    <style:style style:name="T24" style:family="text">
      <style:text-properties officeooo:rsid="022b58ca"/>
    </style:style>
    <style:style style:name="T25" style:family="text">
      <style:text-properties officeooo:rsid="022481b4"/>
    </style:style>
    <style:style style:name="T26" style:family="text">
      <style:text-properties officeooo:rsid="022d0e3a"/>
    </style:style>
    <style:style style:name="T27" style:family="text">
      <style:text-properties officeooo:rsid="02266356"/>
    </style:style>
    <style:style style:name="T28" style:family="text">
      <style:text-properties officeooo:rsid="02319eb2"/>
    </style:style>
    <style:style style:name="T29" style:family="text">
      <style:text-properties officeooo:rsid="0231bf6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24">3 May</text:span> 201<text:span text:style-name="T23">7</text:span> transmission <text:span text:style-name="T24">4/5 May 2017<text:line-break/>Recording Carts: <text:s text:c="29"/>Our Carts: </text:span></text:p>
      <text:p text:style-name="P3"><text:span text:style-name="T2">[0]</text:span><text:span text:style-name="T22"> Hello humans, this is IT Stuff, the show that squints sideways at Information Technology in case it's up to summat when we're not watching. Making me feel safe today are Shi and Kriss and hopefully Dick, and I'm Alexa. Please don't go outside dressed like that. What's in the show today? Well, due to the election thing there's loads of stuff we're not allowed to talk about. You might think our party leaders are all a bunch of robots, well I couldn't possibly comment, cos we don't want to be Fox News do we. Nooo. Did you see about the Chinese man marrying his robot? So instead of that, this month we seem to have an Artificial Intelligence Special, plus we'll have Anniversary Corner, World of Stuff and upcoming events. Yay!</text:span></text:p>
      <text:p text:style-name="P9"><text:span text:style-name="T5">[</text:span><text:span text:style-name="T8">2</text:span><text:span text:style-name="T7"> Min] </text:span><text:span text:style-name="T17">Lyrebird - copy the voice of anyone [demo] also Adobe Project Voco “</text:span><text:span text:style-name="T11">after about 20 minutes of listening to a voice, users can make the voice say whatever they want just by typing it out”</text:span><text:span text:style-name="T18"> and Google Wavenet speech synthesiser</text:span></text:p>
      <text:p text:style-name="P10"><text:span text:style-name="T27">A</text:span>lexa horror + wav ;)</text:p>
      <text:p text:style-name="P10">The Hoff<text:span text:style-name="T28"> in “It’s No Game” Sci Fi Fil, follow-up to Sunspring [1:44--2:08]</text:span></text:p>
      <text:p text:style-name="P12"><text:span text:style-name="T20">How does this work - training - problems with detecting sarcasm (recent Reddit thing) &amp; acquiring biases like racism</text:span><text:span text:style-name="T19"> </text:span>Pre-existing word embeddings taken from the <text:a xlink:type="simple" xlink:href="http://commoncrawl.org/" office:target-frame-name="_blank" xlink:show="new" text:style-name="Internet_20_link" text:visited-style-name="Visited_20_Internet_20_Link">Common Crawl</text:a> dataset, a corpus of 840 billion words (2.2 million different ones) extracted from web pages, were subjected to the Word-Embedding Association Test<text:span text:style-name="T29">.</text:span></text:p>
      <text:p text:style-name="P11">Lots of stories around replacement of people with AI software -- will that happen?</text:p>
      <text:p text:style-name="P11">Are we living in a simulation like Elon Musk says?</text:p>
      <text:p text:style-name="P4"><text:span text:style-name="T1">[1</text:span><text:span text:style-name="T9">4</text:span><text:span text:style-name="T1"> Min]</text:span><text:span text:style-name="T11"> </text:span><text:span text:style-name="T15">You're listening to </text:span><text:span text:style-name="T16">our </text:span><text:span text:style-name="T15">Artificial Intelligence Special IT Stuff </text:span><text:span text:style-name="T16">here </text:span><text:span text:style-name="T15">on BCB Radio, we're on 106.6fm, listen live on radioplayer, listen again, medias, we haz it! </text:span><text:span text:style-name="T16">Er well, when I say <text:s/></text:span><text:span text:style-name="T15">Artificial Intelligence Special, </text:span><text:span text:style-name="T16">fact is we just finished all that, the second half of the show is the usual second half stuff, and first we're gonna look in Anniversary Corner</text:span></text:p>
      <text:p text:style-name="P7">[15 Min] Anniversary Corner - Basic is 53 years old</text:p>
      <text:p text:style-name="P6"><text:span text:style-name="T3">[</text:span><text:span text:style-name="T4">1</text:span><text:span text:style-name="T9">7</text:span><text:span text:style-name="T4"> Min] </text:span><text:span text:style-name="T13">WORLD OF STUFF<text:line-break/></text:span><text:span text:style-name="T19">Pinebook based on Pine64</text:span><text:span text:style-name="T13"><text:line-break/></text:span><text:span text:style-name="T19">Monit Smart Diaper Monitor</text:span></text:p>
      <text:p text:style-name="P2"><text:span text:style-name="T25">[</text:span>20 Min] You Poop<text:line-break/><text:span text:style-name="T26">http://letsrobot.tv/ it's </text:span></text:p>
      <text:p text:style-name="P5"><text:span text:style-name="T3">[</text:span><text:span text:style-name="T6">2</text:span><text:span text:style-name="T9">2</text:span><text:span text:style-name="T4"> Min] </text:span><text:span text:style-name="T9">Past and Future</text:span><text:span text:style-name="T4"> Events<text:line-break/></text:span><text:span text:style-name="T15">Badonkadonk has changed venue </text:span><text:span text:style-name="T19">Wed 10 May</text:span></text:p>
      <text:p text:style-name="P5"><text:span text:style-name="T12">Coder Dojo https://bradford-coderdojo.github.io </text:span><text:span text:style-name="T21">20</text:span><text:span text:style-name="T15"> May</text:span><text:span text:style-name="T11"> 2017 at 09:30 - 12:00<text:line-break/></text:span><text:span text:style-name="T14">https://www.ticbradford.com/coderdojo and https://bradford-coderdojo.github.io/</text:span></text:p>
      <text:p text:style-name="P13"><text:span text:style-name="T3">[</text:span><text:span text:style-name="T4">2</text:span><text:span text:style-name="T9">5</text:span><text:span text:style-name="T4"> Min] Musicstuffs</text:span><text:bookmark text:name="eow-title"/><text:span text:style-name="T4"><text:line-break/></text:span><text:span text:style-name="T10">Dual Core - 0x0A Hack Commandments<text:line-break/>Taiwan Philharmonic. The Power of Sheng w Super Mario</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7-05-03T15:19:08.736910074</dc:date>
    <meta:editing-duration>PT12H50M46S</meta:editing-duration>
    <meta:editing-cycles>96</meta:editing-cycles>
    <meta:generator>LibreOffice/5.2.1.2$Linux_X86_64 LibreOffice_project/20m0$Build-2</meta:generator>
    <meta:document-statistic meta:table-count="0" meta:image-count="0" meta:object-count="0" meta:page-count="1" meta:paragraph-count="15" meta:word-count="417" meta:character-count="2508" meta:non-whitespace-character-count="2075"/>
  </office:meta>
</office:document-meta>
</file>